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32a2" officeooo:paragraph-rsid="000432a2"/>
    </style:style>
    <style:style style:name="P2" style:family="paragraph" style:parent-style-name="Standard">
      <style:text-properties officeooo:rsid="000432a2" officeooo:paragraph-rsid="000e9775"/>
    </style:style>
    <style:style style:name="P3" style:family="paragraph" style:parent-style-name="Standard">
      <style:text-properties officeooo:rsid="000432a2" officeooo:paragraph-rsid="00563c1a"/>
    </style:style>
    <style:style style:name="P4" style:family="paragraph" style:parent-style-name="Standard">
      <style:text-properties officeooo:rsid="000432a2" officeooo:paragraph-rsid="00880d00"/>
    </style:style>
    <style:style style:name="P5" style:family="paragraph" style:parent-style-name="Standard">
      <style:text-properties fo:font-weight="bold" officeooo:rsid="000432a2" officeooo:paragraph-rsid="000432a2" style:font-weight-asian="bold" style:font-weight-complex="bold"/>
    </style:style>
    <style:style style:name="P6" style:family="paragraph" style:parent-style-name="Standard">
      <style:text-properties fo:font-weight="bold" officeooo:rsid="000432a2" officeooo:paragraph-rsid="0004371b" style:font-weight-asian="bold" style:font-weight-complex="bold"/>
    </style:style>
    <style:style style:name="P7" style:family="paragraph" style:parent-style-name="Standard">
      <style:text-properties fo:font-weight="bold" officeooo:rsid="000432a2" officeooo:paragraph-rsid="000e9775" style:font-weight-asian="bold" style:font-weight-complex="bold"/>
    </style:style>
    <style:style style:name="P8" style:family="paragraph" style:parent-style-name="Standard">
      <style:text-properties fo:font-weight="bold" officeooo:rsid="0004371b" officeooo:paragraph-rsid="0004371b" style:font-weight-asian="bold" style:font-weight-complex="bold"/>
    </style:style>
    <style:style style:name="P9" style:family="paragraph" style:parent-style-name="Standard">
      <style:text-properties fo:font-weight="bold" officeooo:rsid="0004ee22" officeooo:paragraph-rsid="0004ee22" style:font-weight-asian="bold" style:font-weight-complex="bold"/>
    </style:style>
    <style:style style:name="P10" style:family="paragraph" style:parent-style-name="Standard">
      <style:text-properties fo:font-weight="bold" officeooo:rsid="0008e492" officeooo:paragraph-rsid="0008e492" style:font-weight-asian="bold" style:font-weight-complex="bold"/>
    </style:style>
    <style:style style:name="P11" style:family="paragraph" style:parent-style-name="Standard">
      <style:text-properties fo:font-weight="bold" officeooo:rsid="000e9775" officeooo:paragraph-rsid="000e9775" style:font-weight-asian="bold" style:font-weight-complex="bold"/>
    </style:style>
    <style:style style:name="P12" style:family="paragraph" style:parent-style-name="Standard">
      <style:text-properties fo:font-weight="bold" officeooo:rsid="000e9775" officeooo:paragraph-rsid="000ecc0f" style:font-weight-asian="bold" style:font-weight-complex="bold"/>
    </style:style>
    <style:style style:name="P13" style:family="paragraph" style:parent-style-name="Standard">
      <style:text-properties fo:font-weight="bold" officeooo:rsid="000e9775" officeooo:paragraph-rsid="0065847e" style:font-weight-asian="bold" style:font-weight-complex="bold"/>
    </style:style>
    <style:style style:name="P14" style:family="paragraph" style:parent-style-name="Standard">
      <style:text-properties fo:font-weight="bold" officeooo:rsid="000ecc0f" officeooo:paragraph-rsid="0061dcd1" style:font-weight-asian="bold" style:font-weight-complex="bold"/>
    </style:style>
    <style:style style:name="P15" style:family="paragraph" style:parent-style-name="Standard">
      <style:text-properties fo:font-weight="bold" officeooo:rsid="000ecc0f" officeooo:paragraph-rsid="0063c2e6" style:font-weight-asian="bold" style:font-weight-complex="bold"/>
    </style:style>
    <style:style style:name="P16" style:family="paragraph" style:parent-style-name="Standard">
      <style:text-properties fo:font-weight="bold" officeooo:rsid="000ecc0f" officeooo:paragraph-rsid="008bf141" style:font-weight-asian="bold" style:font-weight-complex="bold"/>
    </style:style>
    <style:style style:name="P17" style:family="paragraph" style:parent-style-name="Standard">
      <style:text-properties fo:font-weight="bold" officeooo:rsid="001735bd" officeooo:paragraph-rsid="001735bd" style:font-weight-asian="bold" style:font-weight-complex="bold"/>
    </style:style>
    <style:style style:name="P18" style:family="paragraph" style:parent-style-name="Standard">
      <style:text-properties fo:font-weight="bold" officeooo:rsid="001735bd" officeooo:paragraph-rsid="0059930e" style:font-weight-asian="bold" style:font-weight-complex="bold"/>
    </style:style>
    <style:style style:name="P19" style:family="paragraph" style:parent-style-name="Standard">
      <style:text-properties fo:font-weight="bold" officeooo:rsid="001735bd" officeooo:paragraph-rsid="005d1df9" style:font-weight-asian="bold" style:font-weight-complex="bold"/>
    </style:style>
    <style:style style:name="P20" style:family="paragraph" style:parent-style-name="Standard">
      <style:text-properties fo:font-weight="bold" officeooo:rsid="00197d38" officeooo:paragraph-rsid="00197d38" style:font-weight-asian="bold" style:font-weight-complex="bold"/>
    </style:style>
    <style:style style:name="P21" style:family="paragraph" style:parent-style-name="Standard">
      <style:text-properties fo:font-weight="bold" officeooo:rsid="0059930e" officeooo:paragraph-rsid="0059ea84" style:font-weight-asian="bold" style:font-weight-complex="bold"/>
    </style:style>
    <style:style style:name="P22" style:family="paragraph" style:parent-style-name="Standard">
      <style:text-properties fo:font-weight="bold" officeooo:rsid="0058208c" officeooo:paragraph-rsid="0059930e" style:font-weight-asian="bold" style:font-weight-complex="bold"/>
    </style:style>
    <style:style style:name="P23" style:family="paragraph" style:parent-style-name="Standard">
      <style:text-properties fo:font-weight="normal" officeooo:rsid="0004371b" officeooo:paragraph-rsid="0004371b" style:font-weight-asian="normal" style:font-weight-complex="normal"/>
    </style:style>
    <style:style style:name="P24" style:family="paragraph" style:parent-style-name="Standard">
      <style:text-properties fo:font-weight="normal" officeooo:rsid="0004371b" officeooo:paragraph-rsid="0004ee22" style:font-weight-asian="normal" style:font-weight-complex="normal"/>
    </style:style>
    <style:style style:name="P25" style:family="paragraph" style:parent-style-name="Standard">
      <style:text-properties fo:font-weight="normal" officeooo:rsid="0004371b" officeooo:paragraph-rsid="0008e492" style:font-weight-asian="normal" style:font-weight-complex="normal"/>
    </style:style>
    <style:style style:name="P26" style:family="paragraph" style:parent-style-name="Standard">
      <style:text-properties fo:font-weight="normal" officeooo:rsid="0004371b" officeooo:paragraph-rsid="008791eb" style:font-weight-asian="normal" style:font-weight-complex="normal"/>
    </style:style>
    <style:style style:name="P27" style:family="paragraph" style:parent-style-name="Standard">
      <style:text-properties fo:font-weight="normal" officeooo:rsid="0008e492" officeooo:paragraph-rsid="0008e492" style:font-weight-asian="normal" style:font-weight-complex="normal"/>
    </style:style>
    <style:style style:name="P28" style:family="paragraph" style:parent-style-name="Standard">
      <style:text-properties fo:font-weight="normal" officeooo:rsid="000e9775" officeooo:paragraph-rsid="000e9775" style:font-weight-asian="normal" style:font-weight-complex="normal"/>
    </style:style>
    <style:style style:name="P29" style:family="paragraph" style:parent-style-name="Standard">
      <style:text-properties fo:font-weight="normal" officeooo:rsid="000e9775" officeooo:paragraph-rsid="0065847e" style:font-weight-asian="normal" style:font-weight-complex="normal"/>
    </style:style>
    <style:style style:name="P30" style:family="paragraph" style:parent-style-name="Standard">
      <style:text-properties fo:font-weight="normal" officeooo:rsid="000e9775" officeooo:paragraph-rsid="00880d00" style:font-weight-asian="normal" style:font-weight-complex="normal"/>
    </style:style>
    <style:style style:name="P31" style:family="paragraph" style:parent-style-name="Standard">
      <style:text-properties fo:font-weight="normal" officeooo:rsid="000432a2" officeooo:paragraph-rsid="000e9775" style:font-weight-asian="normal" style:font-weight-complex="normal"/>
    </style:style>
    <style:style style:name="P32" style:family="paragraph" style:parent-style-name="Standard">
      <style:text-properties fo:font-weight="normal" officeooo:rsid="000432a2" officeooo:paragraph-rsid="0065847e" style:font-weight-asian="normal" style:font-weight-complex="normal"/>
    </style:style>
    <style:style style:name="P33" style:family="paragraph" style:parent-style-name="Standard">
      <style:text-properties fo:font-weight="normal" officeooo:rsid="000ecc0f" officeooo:paragraph-rsid="000ecc0f" style:font-weight-asian="normal" style:font-weight-complex="normal"/>
    </style:style>
    <style:style style:name="P34" style:family="paragraph" style:parent-style-name="Standard">
      <style:text-properties fo:font-weight="normal" officeooo:rsid="001735bd" officeooo:paragraph-rsid="001735bd" style:font-weight-asian="normal" style:font-weight-complex="normal"/>
    </style:style>
    <style:style style:name="P35" style:family="paragraph" style:parent-style-name="Standard">
      <style:text-properties fo:font-weight="normal" officeooo:rsid="001735bd" officeooo:paragraph-rsid="0059ea84" style:font-weight-asian="normal" style:font-weight-complex="normal"/>
    </style:style>
    <style:style style:name="P36" style:family="paragraph" style:parent-style-name="Standard">
      <style:text-properties fo:font-weight="normal" officeooo:rsid="001735bd" officeooo:paragraph-rsid="005d1df9" style:font-weight-asian="normal" style:font-weight-complex="normal"/>
    </style:style>
    <style:style style:name="P37" style:family="paragraph" style:parent-style-name="Standard">
      <style:text-properties fo:font-weight="normal" officeooo:rsid="00197d38" officeooo:paragraph-rsid="00197d38" style:font-weight-asian="normal" style:font-weight-complex="normal"/>
    </style:style>
    <style:style style:name="P38" style:family="paragraph" style:parent-style-name="Standard">
      <style:text-properties fo:font-weight="normal" officeooo:rsid="0019fac7" officeooo:paragraph-rsid="0019fac7" style:font-weight-asian="normal" style:font-weight-complex="normal"/>
    </style:style>
    <style:style style:name="P39" style:family="paragraph" style:parent-style-name="Standard">
      <style:text-properties fo:font-weight="normal" officeooo:rsid="001ad718" officeooo:paragraph-rsid="001ad718" style:font-weight-asian="normal" style:font-weight-complex="normal"/>
    </style:style>
    <style:style style:name="P40" style:family="paragraph" style:parent-style-name="Standard">
      <style:text-properties fo:font-weight="normal" officeooo:rsid="003f0adb" officeooo:paragraph-rsid="003f0adb" style:font-weight-asian="normal" style:font-weight-complex="normal"/>
    </style:style>
    <style:style style:name="P41" style:family="paragraph" style:parent-style-name="Standard">
      <style:text-properties fo:font-weight="normal" officeooo:rsid="0080489f" officeooo:paragraph-rsid="001735bd" style:font-weight-asian="normal" style:font-weight-complex="normal"/>
    </style:style>
    <style:style style:name="P42" style:family="paragraph" style:parent-style-name="Standard">
      <style:text-properties style:text-underline-style="solid" style:text-underline-type="double" style:text-underline-width="auto" style:text-underline-color="font-color" fo:font-weight="normal" officeooo:rsid="000ecc0f" officeooo:paragraph-rsid="000ecc0f" style:font-weight-asian="normal" style:font-weight-complex="normal"/>
    </style:style>
    <style:style style:name="P43" style:family="paragraph" style:parent-style-name="Standard">
      <style:text-properties style:text-underline-style="solid" style:text-underline-type="double" style:text-underline-width="auto" style:text-underline-color="font-color" fo:font-weight="normal" officeooo:rsid="000ecc0f" officeooo:paragraph-rsid="0061dcd1" style:font-weight-asian="normal" style:font-weight-complex="normal"/>
    </style:style>
    <style:style style:name="P44" style:family="paragraph" style:parent-style-name="Standard">
      <style:text-properties style:text-underline-style="solid" style:text-underline-type="double" style:text-underline-width="auto" style:text-underline-color="font-color" fo:font-weight="bold" officeooo:rsid="000ecc0f" officeooo:paragraph-rsid="0063c2e6" style:font-weight-asian="bold" style:font-weight-complex="bold"/>
    </style:style>
    <style:style style:name="P45" style:family="paragraph" style:parent-style-name="Standard">
      <style:text-properties officeooo:rsid="006a0cf1" officeooo:paragraph-rsid="006a0cf1"/>
    </style:style>
    <style:style style:name="P46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weight="normal" officeooo:rsid="001735bd" officeooo:paragraph-rsid="001735bd" style:font-weight-asian="normal" style:font-weight-complex="normal"/>
    </style:style>
    <style:style style:name="P47" style:family="paragraph" style:parent-style-name="Standard">
      <style:text-properties fo:font-weight="normal" officeooo:rsid="0004371b" officeooo:paragraph-rsid="0004371b" style:font-weight-asian="normal" style:font-weight-complex="normal"/>
    </style:style>
    <style:style style:name="P48" style:family="paragraph" style:parent-style-name="Preformatted_20_Text">
      <style:text-properties officeooo:rsid="000432a2" officeooo:paragraph-rsid="000432a2"/>
    </style:style>
    <style:style style:name="T1" style:family="text">
      <style:text-properties officeooo:rsid="0004371b"/>
    </style:style>
    <style:style style:name="T2" style:family="text">
      <style:text-properties officeooo:rsid="0004ee22"/>
    </style:style>
    <style:style style:name="T3" style:family="text">
      <style:text-properties officeooo:rsid="00076db0"/>
    </style:style>
    <style:style style:name="T4" style:family="text">
      <style:text-properties officeooo:rsid="0008e49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ecc0f" style:font-weight-asian="normal" style:font-weight-complex="normal"/>
    </style:style>
    <style:style style:name="T7" style:family="text">
      <style:text-properties fo:font-weight="normal" officeooo:rsid="003553cf" style:font-weight-asian="normal" style:font-weight-complex="normal"/>
    </style:style>
    <style:style style:name="T8" style:family="text">
      <style:text-properties fo:font-weight="normal" officeooo:rsid="003bc258" style:font-weight-asian="normal" style:font-weight-complex="normal"/>
    </style:style>
    <style:style style:name="T9" style:family="text">
      <style:text-properties fo:font-weight="normal" officeooo:rsid="0053156e" style:font-weight-asian="normal" style:font-weight-complex="normal"/>
    </style:style>
    <style:style style:name="T10" style:family="text">
      <style:text-properties fo:font-weight="normal" officeooo:rsid="005501c1" style:font-weight-asian="normal" style:font-weight-complex="normal"/>
    </style:style>
    <style:style style:name="T11" style:family="text">
      <style:text-properties fo:font-weight="normal" officeooo:rsid="0059ea84" style:font-weight-asian="normal" style:font-weight-complex="normal"/>
    </style:style>
    <style:style style:name="T12" style:family="text">
      <style:text-properties fo:font-weight="normal" officeooo:rsid="0067ac00" style:font-weight-asian="normal" style:font-weight-complex="normal"/>
    </style:style>
    <style:style style:name="T13" style:family="text">
      <style:text-properties fo:font-weight="normal" officeooo:rsid="000e9775" style:font-weight-asian="normal" style:font-weight-complex="normal"/>
    </style:style>
    <style:style style:name="T14" style:family="text">
      <style:text-properties fo:font-weight="normal" officeooo:rsid="008bf141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31b4d" style:font-weight-asian="bold" style:font-weight-complex="bold"/>
    </style:style>
    <style:style style:name="T17" style:family="text">
      <style:text-properties fo:font-weight="bold" officeooo:rsid="0015ed8f" style:font-weight-asian="bold" style:font-weight-complex="bold"/>
    </style:style>
    <style:style style:name="T18" style:family="text">
      <style:text-properties fo:font-weight="bold" officeooo:rsid="001f03a0" style:font-weight-asian="bold" style:font-weight-complex="bold"/>
    </style:style>
    <style:style style:name="T19" style:family="text">
      <style:text-properties fo:font-weight="bold" officeooo:rsid="0023aa75" style:font-weight-asian="bold" style:font-weight-complex="bold"/>
    </style:style>
    <style:style style:name="T20" style:family="text">
      <style:text-properties fo:font-weight="bold" officeooo:rsid="0024d11a" style:font-weight-asian="bold" style:font-weight-complex="bold"/>
    </style:style>
    <style:style style:name="T21" style:family="text">
      <style:text-properties fo:font-weight="bold" officeooo:rsid="00275cd4" style:font-weight-asian="bold" style:font-weight-complex="bold"/>
    </style:style>
    <style:style style:name="T22" style:family="text">
      <style:text-properties fo:font-weight="bold" officeooo:rsid="00294572" style:font-weight-asian="bold" style:font-weight-complex="bold"/>
    </style:style>
    <style:style style:name="T23" style:family="text">
      <style:text-properties fo:font-weight="bold" officeooo:rsid="0029b77c" style:font-weight-asian="bold" style:font-weight-complex="bold"/>
    </style:style>
    <style:style style:name="T24" style:family="text">
      <style:text-properties fo:font-weight="bold" officeooo:rsid="002aebe1" style:font-weight-asian="bold" style:font-weight-complex="bold"/>
    </style:style>
    <style:style style:name="T25" style:family="text">
      <style:text-properties fo:font-weight="bold" officeooo:rsid="002c8292" style:font-weight-asian="bold" style:font-weight-complex="bold"/>
    </style:style>
    <style:style style:name="T26" style:family="text">
      <style:text-properties fo:font-weight="bold" officeooo:rsid="002d6513" style:font-weight-asian="bold" style:font-weight-complex="bold"/>
    </style:style>
    <style:style style:name="T27" style:family="text">
      <style:text-properties fo:font-weight="bold" officeooo:rsid="002d9628" style:font-weight-asian="bold" style:font-weight-complex="bold"/>
    </style:style>
    <style:style style:name="T28" style:family="text">
      <style:text-properties fo:font-weight="bold" officeooo:rsid="002e86e9" style:font-weight-asian="bold" style:font-weight-complex="bold"/>
    </style:style>
    <style:style style:name="T29" style:family="text">
      <style:text-properties fo:font-weight="bold" officeooo:rsid="00362b77" style:font-weight-asian="bold" style:font-weight-complex="bold"/>
    </style:style>
    <style:style style:name="T30" style:family="text">
      <style:text-properties fo:font-weight="bold" officeooo:rsid="003807a6" style:font-weight-asian="bold" style:font-weight-complex="bold"/>
    </style:style>
    <style:style style:name="T31" style:family="text">
      <style:text-properties officeooo:rsid="001fb23d"/>
    </style:style>
    <style:style style:name="T32" style:family="text">
      <style:text-properties officeooo:rsid="00323e4f"/>
    </style:style>
    <style:style style:name="T33" style:family="text">
      <style:text-properties officeooo:rsid="0033e3ca"/>
    </style:style>
    <style:style style:name="T34" style:family="text">
      <style:text-properties officeooo:rsid="003553cf"/>
    </style:style>
    <style:style style:name="T35" style:family="text">
      <style:text-properties officeooo:rsid="003922e4"/>
    </style:style>
    <style:style style:name="T36" style:family="text">
      <style:text-properties officeooo:rsid="00393f67"/>
    </style:style>
    <style:style style:name="T37" style:family="text">
      <style:text-properties officeooo:rsid="004ec468"/>
    </style:style>
    <style:style style:name="T38" style:family="text">
      <style:text-properties officeooo:rsid="005d1df9"/>
    </style:style>
    <style:style style:name="T39" style:family="text">
      <style:text-properties style:text-underline-style="none"/>
    </style:style>
    <style:style style:name="T40" style:family="text">
      <style:text-properties style:text-underline-style="none" officeooo:rsid="003a7a92"/>
    </style:style>
    <style:style style:name="T41" style:family="text">
      <style:text-properties officeooo:rsid="0067ac00"/>
    </style:style>
    <style:style style:name="T42" style:family="text">
      <style:text-properties officeooo:rsid="006a892e"/>
    </style:style>
    <style:style style:name="T43" style:family="text">
      <style:text-properties officeooo:rsid="006cfbf3"/>
    </style:style>
    <style:style style:name="T44" style:family="text">
      <style:text-properties officeooo:rsid="006e0321"/>
    </style:style>
    <style:style style:name="T45" style:family="text">
      <style:text-properties officeooo:rsid="00705c60"/>
    </style:style>
    <style:style style:name="T46" style:family="text">
      <style:text-properties officeooo:rsid="0071891f"/>
    </style:style>
    <style:style style:name="T47" style:family="text">
      <style:text-properties officeooo:rsid="0071fa2f"/>
    </style:style>
    <style:style style:name="T48" style:family="text">
      <style:text-properties officeooo:rsid="0072d6a8"/>
    </style:style>
    <style:style style:name="T49" style:family="text">
      <style:text-properties officeooo:rsid="00741a47"/>
    </style:style>
    <style:style style:name="T50" style:family="text">
      <style:text-properties officeooo:rsid="00757fa6"/>
    </style:style>
    <style:style style:name="T51" style:family="text">
      <style:text-properties officeooo:rsid="00772996"/>
    </style:style>
    <style:style style:name="T52" style:family="text">
      <style:text-properties officeooo:rsid="0077ade7"/>
    </style:style>
    <style:style style:name="T53" style:family="text">
      <style:text-properties officeooo:rsid="0077b4ff"/>
    </style:style>
    <style:style style:name="T54" style:family="text">
      <style:text-properties officeooo:rsid="00795342"/>
    </style:style>
    <style:style style:name="T55" style:family="text">
      <style:text-properties officeooo:rsid="007b1305"/>
    </style:style>
    <style:style style:name="T56" style:family="text">
      <style:text-properties officeooo:rsid="007cf66c"/>
    </style:style>
    <style:style style:name="T57" style:family="text">
      <style:text-properties officeooo:rsid="007e1364"/>
    </style:style>
    <style:style style:name="T58" style:family="text">
      <style:text-properties officeooo:rsid="0082c2d2"/>
    </style:style>
    <style:style style:name="T59" style:family="text">
      <style:text-properties officeooo:rsid="008791eb"/>
    </style:style>
    <style:style style:name="T60" style:family="text">
      <style:text-properties officeooo:rsid="00880d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1)Create Master User</text:p>
      <text:p text:style-name="P1"/>
      <text:p text:style-name="P1"><text:span text:style-name="T17">POST</text:span> : <text:s/><text:a xlink:type="simple" xlink:href="http://localhost:8090/muser/CreateMasterUser" text:style-name="Internet_20_link" text:visited-style-name="Visited_20_Internet_20_Link">http://localhost:8090/muser</text:a></text:p>
      <text:p text:style-name="P48"> "muserid": "5fd18a69-04ab-4d91-9789-071f49c1e3bb"</text:p>
      <text:p text:style-name="P48"> "appid": "25df9070-a8c4-4249-8b70-703225afc084"</text:p>
      <text:p text:style-name="P1"/>
      <text:p text:style-name="P5"><text:span text:style-name="T31">JSON</text:span> : </text:p>
      <text:p text:style-name="P1">{</text:p>
      <text:p text:style-name="P1">"emailid":"bhumika.modia@einfochips.com",</text:p>
      <text:p text:style-name="P1">"firstname": "Bhumika",</text:p>
      <text:p text:style-name="P1">"lastname": "Modia",</text:p>
      <text:p text:style-name="P1">"metainfo": {"City":"Ahemdabad"}, </text:p>
      <text:p text:style-name="P1">"password": "Bhumika@123",</text:p>
      <text:p text:style-name="P1">"phone": "9999988888"</text:p>
      <text:p text:style-name="P1">}</text:p>
      <text:p text:style-name="P1"/>
      <text:p text:style-name="P5">2) Update Master User</text:p>
      <text:p text:style-name="P1"/>
      <text:p text:style-name="P1"><text:span text:style-name="T16">PUT</text:span> : <text:a xlink:type="simple" xlink:href="http://localhost:8090/muser/UpdateMasterUser" text:style-name="Internet_20_link" text:visited-style-name="Visited_20_Internet_20_Link">http://localhost:8090/muser</text:a></text:p>
      <text:p text:style-name="P1"/>
      <text:p text:style-name="P5">JSON: </text:p>
      <text:p text:style-name="P1">{</text:p>
      <text:p text:style-name="P1">"emailid":"bhumika.modia@einfochips.com",</text:p>
      <text:p text:style-name="P1">"firstname": "Bhumika",</text:p>
      <text:p text:style-name="P1">"lastname": "Modia",</text:p>
      <text:p text:style-name="P1">"metainfo": {"City":"Ahemdabad","Country": "India"}, </text:p>
      <text:p text:style-name="P1">"password": "Bhumika@123",</text:p>
      <text:p text:style-name="P1">"phone": "9999988888"</text:p>
      <text:p text:style-name="P1">}</text:p>
      <text:p text:style-name="P1"/>
      <text:p text:style-name="P3"/>
      <text:p text:style-name="P22">3 ) checkmasteruserunique</text:p>
      <text:p text:style-name="P18"/>
      <text:p text:style-name="P21">GET :<text:span text:style-name="T5"> </text:span><text:a xlink:type="simple" xlink:href="http://localhost:8090/checkmasteruserunique" text:style-name="Internet_20_link" text:visited-style-name="Visited_20_Internet_20_Link"><text:span text:style-name="T11">http://localhost:8090/checkmasteruserunique</text:span></text:a></text:p>
      <text:p text:style-name="P35"/>
      <text:p text:style-name="P19"><text:span text:style-name="T38">4) </text:span>Get Master User</text:p>
      <text:p text:style-name="P19"/>
      <text:p text:style-name="P19"><text:span text:style-name="T8">GET </text:span><text:span text:style-name="T5">: </text:span><text:a xlink:type="simple" xlink:href="http://localhost:8090/muser" text:style-name="Internet_20_link" text:visited-style-name="Visited_20_Internet_20_Link"><text:span text:style-name="T5">http://localhost:8090/muser</text:span></text:a></text:p>
      <text:p text:style-name="P36"/>
      <text:p text:style-name="P5"><text:span text:style-name="T42">5</text:span>) MasterUser Login</text:p>
      <text:p text:style-name="P5"/>
      <text:p text:style-name="P1"><text:span text:style-name="T18">POST </text:span>: <text:a xlink:type="simple" xlink:href="http://localhost:8090/muser/login" text:style-name="Internet_20_link" text:visited-style-name="Visited_20_Internet_20_Link">http://localhost:8090/muser/login</text:a></text:p>
      <text:p text:style-name="P1"/>
      <text:p text:style-name="P1"><text:span text:style-name="T15">JSON</text:span>:</text:p>
      <text:p text:style-name="P1">{</text:p>
      <text:p text:style-name="P1">"emailid":"bhumika.modia@einfochips.com",</text:p>
      <text:p text:style-name="P1">"password": "Bhumika@123"</text:p>
      <text:p text:style-name="P1">}</text:p>
      <text:p text:style-name="P1"/>
      <text:p text:style-name="P6"><text:span text:style-name="T42">6</text:span>)Create <text:span text:style-name="T1">App</text:span></text:p>
      <text:p text:style-name="P6"/>
      <text:p text:style-name="P23"><text:span text:style-name="T19">POST</text:span> : <text:a xlink:type="simple" xlink:href="http://localhost:8090/app/CreateApp" text:style-name="Internet_20_link" text:visited-style-name="Visited_20_Internet_20_Link">http://localhost:8090/app</text:a></text:p>
      <text:p text:style-name="P23"><text:soft-page-break/></text:p>
      <text:p text:style-name="P23"><text:span text:style-name="T15">JSON</text:span>:</text:p>
      <text:p text:style-name="P23">{</text:p>
      <text:p text:style-name="P23">"appdesc" : "App1",</text:p>
      <text:p text:style-name="P23">"appname":"App1",</text:p>
      <text:p text:style-name="P23">"metainfo": {"info":"AHM1233"},</text:p>
      <text:p text:style-name="P23">"secretkey": "abd123"</text:p>
      <text:p text:style-name="P23">}</text:p>
      <text:p text:style-name="P23"/>
      <text:p text:style-name="P6"><text:span text:style-name="T42">7</text:span>) <text:span text:style-name="T1">Update</text:span> <text:span text:style-name="T1">App</text:span></text:p>
      <text:p text:style-name="P6"/>
      <text:p text:style-name="P23"><text:span text:style-name="T20">PUT</text:span> : <text:a xlink:type="simple" xlink:href="http://localhost:8090/app/UpdateApp" text:style-name="Internet_20_link" text:visited-style-name="Visited_20_Internet_20_Link">http://localhost:8090/app</text:a></text:p>
      <text:p text:style-name="P23"/>
      <text:p text:style-name="P23"><text:span text:style-name="T15">JSON</text:span>:</text:p>
      <text:p text:style-name="P23">{</text:p>
      <text:p text:style-name="P26">"appid" : "<text:span text:style-name="T59">04961cea-2c55-4bac-8717-bd7941a1dda0</text:span>",</text:p>
      <text:p text:style-name="P23">"appdesc" : "App info",</text:p>
      <text:p text:style-name="P23">"appname":"App1",</text:p>
      <text:p text:style-name="P23">"metainfo": {"info":"AHM1233"},</text:p>
      <text:p text:style-name="P23">"secretkey": "abd123"</text:p>
      <text:p text:style-name="P23">}</text:p>
      <text:p text:style-name="P23"/>
      <text:p text:style-name="P8"><text:span text:style-name="T42">8</text:span>) GetAPP</text:p>
      <text:p text:style-name="P8"/>
      <text:p text:style-name="P25"><text:span text:style-name="T21">GET</text:span> : <text:a xlink:type="simple" xlink:href="http://localhost:8090/app/GetApp?appid=5afee53d-1514-4d3b-9208-587c7488adc5" text:style-name="Internet_20_link" text:visited-style-name="Visited_20_Internet_20_Link">http://localhost:8090/app</text:a><text:a xlink:type="simple" xlink:href="http://localhost:8090/app/GetApp?appid=5afee53d-1514-4d3b-9208-587c7488adc5" text:style-name="Internet_20_link" text:visited-style-name="Visited_20_Internet_20_Link">?appid=</text:a><text:span text:style-name="T3">f2e53cc4-a6c6-4f78-ad23-462f52276878</text:span></text:p>
      <text:p text:style-name="P23"/>
      <text:p text:style-name="P8"><text:span text:style-name="T43">9</text:span>) Get List APP</text:p>
      <text:p text:style-name="P8"/>
      <text:p text:style-name="P24"><text:span text:style-name="T22">GET</text:span> : <text:tab/><text:a xlink:type="simple" xlink:href="http://localhost:8090/app/ListApp" text:style-name="Internet_20_link" text:visited-style-name="Visited_20_Internet_20_Link"><text:span text:style-name="T2">http://localhost:8090/app/lis</text:span></text:a><text:span text:style-name="T2">t</text:span></text:p>
      <text:p text:style-name="P24"/>
      <text:p text:style-name="P9"><text:span text:style-name="T44">10</text:span>)Create Role</text:p>
      <text:p text:style-name="P9"/>
      <text:p text:style-name="P25"><text:span text:style-name="T23">POST</text:span> : <text:a xlink:type="simple" xlink:href="http://localhost:8090/role/CreateRole" text:style-name="Internet_20_link" text:visited-style-name="Visited_20_Internet_20_Link">http://localhost:8090/</text:a><text:a xlink:type="simple" xlink:href="http://localhost:8090/role/CreateRole" text:style-name="Internet_20_link" text:visited-style-name="Visited_20_Internet_20_Link"><text:span text:style-name="T4">role</text:span></text:a></text:p>
      <text:p text:style-name="P25"/>
      <text:p text:style-name="P25"><text:span text:style-name="T15">JSON</text:span>:</text:p>
      <text:p text:style-name="P25">{</text:p>
      <text:p text:style-name="P25">"<text:span text:style-name="T4">roledesc</text:span>" : "<text:span text:style-name="T4">admin role</text:span>",</text:p>
      <text:p text:style-name="P25">"<text:span text:style-name="T4">rolename</text:span>":"A<text:span text:style-name="T4">dmin</text:span>",</text:p>
      <text:p text:style-name="P25">"metainfo": {"info":"AHM1233"}</text:p>
      <text:p text:style-name="P25">}</text:p>
      <text:p text:style-name="P25"/>
      <text:p text:style-name="P10"><text:span text:style-name="T45">11</text:span>) Update Role</text:p>
      <text:p text:style-name="P10"/>
      <text:p text:style-name="P27"><text:span text:style-name="T24">PUT</text:span> : <text:a xlink:type="simple" xlink:href="http://localhost:8090/role/UpdateRole" text:style-name="Internet_20_link" text:visited-style-name="Visited_20_Internet_20_Link"><text:span text:style-name="T1">http://localhost:8090/</text:span></text:a><text:a xlink:type="simple" xlink:href="http://localhost:8090/role/UpdateRole" text:style-name="Internet_20_link" text:visited-style-name="Visited_20_Internet_20_Link">role</text:a></text:p>
      <text:p text:style-name="P27"/>
      <text:p text:style-name="P27"><text:span text:style-name="T15">JSON</text:span>:</text:p>
      <text:p text:style-name="P27">{</text:p>
      <text:p text:style-name="P27">"appid" : "f2e53cc4-a6c6-4f78-ad23-462f52276878",</text:p>
      <text:p text:style-name="P27">"roleid" : "8584a614-64c5-4f8e-84bb-7f12d20ff1e4",</text:p>
      <text:p text:style-name="P27">"roledesc" : "Admin role",</text:p>
      <text:p text:style-name="P27">"rolename":"Admin",</text:p>
      <text:p text:style-name="P27">"metainfo": {"info":"AHM1233","roledet" : "rw"}</text:p>
      <text:p text:style-name="P27"><text:soft-page-break/>}</text:p>
      <text:p text:style-name="P27"/>
      <text:p text:style-name="P10"/>
      <text:p text:style-name="P10"><text:span text:style-name="T46">12</text:span>) Get role by id</text:p>
      <text:p text:style-name="P10"/>
      <text:p text:style-name="P27"><text:span text:style-name="T25">GET</text:span> : <text:a xlink:type="simple" xlink:href="http://localhost:8090/role/GetRole?roleid=8584a614-64c5-4f8e-84bb-7f12d20ff1e4" text:style-name="Internet_20_link" text:visited-style-name="Visited_20_Internet_20_Link">http://localhost:8090/role?roleid=8584a614-64c5-4f8e-84bb-7f12d20ff1e4</text:a></text:p>
      <text:p text:style-name="P27"/>
      <text:p text:style-name="P10"><text:span text:style-name="T47">13</text:span>) Get Role List</text:p>
      <text:p text:style-name="P10"/>
      <text:p text:style-name="P27"><text:span text:style-name="T26">GET</text:span> : <text:a xlink:type="simple" xlink:href="http://localhost:8090/role/ListRole?appid=f2e53cc4-a6c6-4f78-ad23-462f52276878" text:style-name="Internet_20_link" text:visited-style-name="Visited_20_Internet_20_Link">http://localhost:8090/role/</text:a><text:a xlink:type="simple" xlink:href="http://localhost:8090/role/ListRole?appid=f2e53cc4-a6c6-4f78-ad23-462f52276878" text:style-name="Internet_20_link" text:visited-style-name="Visited_20_Internet_20_Link"><text:span text:style-name="T37">l</text:span></text:a><text:a xlink:type="simple" xlink:href="http://localhost:8090/role/ListRole?appid=f2e53cc4-a6c6-4f78-ad23-462f52276878" text:style-name="Internet_20_link" text:visited-style-name="Visited_20_Internet_20_Link">ist?appid=f2e53cc4-a6c6-4f78-ad23-462f52276878</text:a></text:p>
      <text:p text:style-name="P27"/>
      <text:p text:style-name="P11"><text:span text:style-name="T48">14</text:span>) Create Client</text:p>
      <text:p text:style-name="P11"/>
      <text:p text:style-name="P28"><text:span text:style-name="T28">POST</text:span> : <text:a xlink:type="simple" xlink:href="http://localhost:8090/client/CreateClient" text:style-name="Internet_20_link" text:visited-style-name="Visited_20_Internet_20_Link">http://localhost:8090/client</text:a></text:p>
      <text:p text:style-name="P28"/>
      <text:p text:style-name="P28"><text:span text:style-name="T27">JSON</text:span>: </text:p>
      <text:p text:style-name="P11"><text:s/><text:span text:style-name="T5">{</text:span></text:p>
      <text:p text:style-name="P28">"appid" : "f2e53cc4-a6c6-4f78-ad23-462f52276878",</text:p>
      <text:p text:style-name="P28">"clientdesc" : "client 1",</text:p>
      <text:p text:style-name="P28">"clientname":"Client 1",</text:p>
      <text:p text:style-name="P28">"metainfo": {"info":"AHM1233"}</text:p>
      <text:p text:style-name="P28">}</text:p>
      <text:p text:style-name="P11"/>
      <text:p text:style-name="P11">1<text:span text:style-name="T49">5</text:span>) Update Client</text:p>
      <text:p text:style-name="P11"/>
      <text:p text:style-name="P11"><text:span text:style-name="T32">PUT</text:span><text:span text:style-name="T5"> : </text:span><text:a xlink:type="simple" xlink:href="http://localhost:8090/client/UpdateClient" text:style-name="Internet_20_link" text:visited-style-name="Visited_20_Internet_20_Link"><text:span text:style-name="T5">http://localhost:8090/client</text:span></text:a></text:p>
      <text:p text:style-name="P11"/>
      <text:p text:style-name="P28"><text:span text:style-name="T15">JSON</text:span>:</text:p>
      <text:p text:style-name="P28">{</text:p>
      <text:p text:style-name="P28">"appid" : "f2e53cc4-a6c6-4f78-ad23-462f52276878",</text:p>
      <text:p text:style-name="P28">"clientid" :"00711329-b815-4003-afd1-0e10015ade92",</text:p>
      <text:p text:style-name="P28">"clientdesc" : "client info",</text:p>
      <text:p text:style-name="P28">"clientname":"Client 1",</text:p>
      <text:p text:style-name="P28">"metainfo": {"info":"AHM1233"}</text:p>
      <text:p text:style-name="P28">}</text:p>
      <text:p text:style-name="P11"/>
      <text:p text:style-name="P11">1<text:span text:style-name="T50">6</text:span>)Get Client by ID </text:p>
      <text:p text:style-name="P11"/>
      <text:p text:style-name="P11"><text:span text:style-name="T33">GET</text:span><text:span text:style-name="T5"> : </text:span><text:a xlink:type="simple" xlink:href="http://localhost:8090/client/GetClient?clientid=00711329-b815-4003-afd1-0e10015ade92" text:style-name="Internet_20_link" text:visited-style-name="Visited_20_Internet_20_Link"><text:span text:style-name="T5">http://localhost:8090/client?clientid=00711329-b815-4003-afd1-0e10015ade92</text:span></text:a></text:p>
      <text:p text:style-name="P11"/>
      <text:p text:style-name="P11">1<text:span text:style-name="T51">7</text:span>) Client List</text:p>
      <text:p text:style-name="P11"/>
      <text:p text:style-name="P11"><text:span text:style-name="T34">GET</text:span><text:span text:style-name="T7"> </text:span><text:span text:style-name="T5">: </text:span><text:a xlink:type="simple" xlink:href="http://localhost:8090/client/ListClient?appid=f2e53cc4-a6c6-4f78-ad23-462f52276878" text:style-name="Internet_20_link" text:visited-style-name="Visited_20_Internet_20_Link"><text:span text:style-name="T5">http://localhost:8090/client/</text:span></text:a><text:a xlink:type="simple" xlink:href="http://localhost:8090/client/ListClient?appid=f2e53cc4-a6c6-4f78-ad23-462f52276878" text:style-name="Internet_20_link" text:visited-style-name="Visited_20_Internet_20_Link"><text:span text:style-name="T9">l</text:span></text:a><text:a xlink:type="simple" xlink:href="http://localhost:8090/client/ListClient?appid=f2e53cc4-a6c6-4f78-ad23-462f52276878" text:style-name="Internet_20_link" text:visited-style-name="Visited_20_Internet_20_Link"><text:span text:style-name="T5">ist?appid=f2e53cc4-a6c6-4f78-ad23-462f52276878</text:span></text:a></text:p>
      <text:p text:style-name="P11"/>
      <text:p text:style-name="P11">1<text:span text:style-name="T52">8</text:span>) Create User</text:p>
      <text:p text:style-name="P11"/>
      <text:p text:style-name="P28"><text:span text:style-name="T29">POST </text:span>: <text:a xlink:type="simple" xlink:href="http://localhost:8090/appuser/CreateUser" text:style-name="Internet_20_link" text:visited-style-name="Visited_20_Internet_20_Link">http://localhost:8090/appuser</text:a></text:p>
      <text:p text:style-name="P28"/>
      <text:p text:style-name="P28"><text:span text:style-name="T29">JSON</text:span>:</text:p>
      <text:p text:style-name="P28">{</text:p>
      <text:p text:style-name="P28">"clientid":"00711329-b815-4003-afd1-0e10015ade92",</text:p>
      <text:p text:style-name="P28">"emailid" :"bhumi.patel@einfochips.com",</text:p>
      <text:p text:style-name="P28"><text:soft-page-break/>"firstname" : "bhumi",</text:p>
      <text:p text:style-name="P28">"lastname":"patel",</text:p>
      <text:p text:style-name="P28">"metainfo": {"info":"AHM1233"},</text:p>
      <text:p text:style-name="P28">"password":"pwd1",</text:p>
      <text:p text:style-name="P28">"phone" : "9999977777"</text:p>
      <text:p text:style-name="P28">}</text:p>
      <text:p text:style-name="P11"/>
      <text:p text:style-name="P11"/>
      <text:p text:style-name="P11">1<text:span text:style-name="T53">9</text:span>) update User</text:p>
      <text:p text:style-name="P11"/>
      <text:p text:style-name="P28"><text:span text:style-name="T30">PUT </text:span>: <text:s/><text:a xlink:type="simple" xlink:href="http://localhost:8090/appuser/CreateUser" text:style-name="Internet_20_link" text:visited-style-name="Visited_20_Internet_20_Link">http://localhost:8090/appuser</text:a></text:p>
      <text:p text:style-name="P28"/>
      <text:p text:style-name="P28"><text:span text:style-name="T30">JSON</text:span>:</text:p>
      <text:p text:style-name="P28">{</text:p>
      <text:p text:style-name="P28">"clientid":"00711329-b815-4003-afd1-0e10015ade92",</text:p>
      <text:p text:style-name="P28">"emailid" :"bhumi.patel@einfochips.com",</text:p>
      <text:p text:style-name="P28">"firstname" : "bhumi",</text:p>
      <text:p text:style-name="P28">"lastname":"patel",</text:p>
      <text:p text:style-name="P28">"metainfo": {"info":"AHM1233"},</text:p>
      <text:p text:style-name="P28">"password":"pwd1",</text:p>
      <text:p text:style-name="P28">"phone" : "9999977777"</text:p>
      <text:p text:style-name="P28">}</text:p>
      <text:p text:style-name="P28"/>
      <text:p text:style-name="P14"><text:span text:style-name="T54">20</text:span>) Get user</text:p>
      <text:p text:style-name="P14"/>
      <text:p text:style-name="P16"><text:span text:style-name="T36">GET</text:span> : <text:a xlink:type="simple" xlink:href="http://localhost:8090/appuser/GetUser?userid=ca2a042d-700f-42ed-8d02-c0f432113773" text:style-name="Internet_20_link" text:visited-style-name="Visited_20_Internet_20_Link"><text:span text:style-name="T5">http://localhost:8090/appuser</text:span></text:a><text:span text:style-name="T5">?</text:span><text:span text:style-name="T14">clientid= </text:span><text:span text:style-name="T13">00711329-b815-4003-afd1-0e10015ade92</text:span></text:p>
      <text:p text:style-name="P43"/>
      <text:p text:style-name="P43"/>
      <text:p text:style-name="P15"><text:span text:style-name="T55">21</text:span>) Get User List</text:p>
      <text:p text:style-name="P15"/>
      <text:p text:style-name="P44"><text:span text:style-name="T40">GET</text:span><text:span text:style-name="T39"> : </text:span><text:a xlink:type="simple" xlink:href="http://localhost:8090/appuser/ListUsers?appid=d8a6427d-a107-4b84-abe0-0ffb109cf11d" text:style-name="Internet_20_link" text:visited-style-name="Visited_20_Internet_20_Link"><text:span text:style-name="T5">http://localhost:8090/appuser/</text:span></text:a><text:a xlink:type="simple" xlink:href="http://localhost:8090/appuser/ListUsers?appid=d8a6427d-a107-4b84-abe0-0ffb109cf11d" text:style-name="Internet_20_link" text:visited-style-name="Visited_20_Internet_20_Link"><text:span text:style-name="T10">l</text:span></text:a><text:a xlink:type="simple" xlink:href="http://localhost:8090/appuser/ListUsers?appid=d8a6427d-a107-4b84-abe0-0ffb109cf11d" text:style-name="Internet_20_link" text:visited-style-name="Visited_20_Internet_20_Link"><text:span text:style-name="T5">ist?appid=d8a6427d-a107-4b84-abe0-0ffb109cf11d</text:span></text:a></text:p>
      <text:p text:style-name="P11"/>
      <text:p text:style-name="P11"><text:span text:style-name="T56">22</text:span>) User Login</text:p>
      <text:p text:style-name="P11"/>
      <text:p text:style-name="P12"><text:span text:style-name="T35">POST</text:span><text:span text:style-name="T5"> : </text:span><text:a xlink:type="simple" xlink:href="http://localhost:8090/login" text:style-name="Internet_20_link" text:visited-style-name="Visited_20_Internet_20_Link"><text:span text:style-name="T5">http://localhost:8090/</text:span></text:a><text:a xlink:type="simple" xlink:href="http://localhost:8090/login" text:style-name="Internet_20_link" text:visited-style-name="Visited_20_Internet_20_Link"><text:span text:style-name="T6">login</text:span></text:a></text:p>
      <text:p text:style-name="P12"/>
      <text:p text:style-name="P11">JSON</text:p>
      <text:p text:style-name="P2">{</text:p>
      <text:p text:style-name="P4">"emailid":"<text:span text:style-name="T13">bhumi.patel@einfochips.com</text:span>",</text:p>
      <text:p text:style-name="P2">"password": "<text:a xlink:type="simple" xlink:href="mailto:Bhumika@123" text:style-name="Internet_20_link" text:visited-style-name="Visited_20_Internet_20_Link"><text:span text:style-name="T60">p</text:span></text:a><text:span text:style-name="T60">wd1</text:span>",</text:p>
      <text:p text:style-name="P30">"clientid":"<text:span text:style-name="T60">5a0f5656-257f-4e44-9d1b-e4fac66d9db2</text:span>",</text:p>
      <text:p text:style-name="P31">}</text:p>
      <text:p text:style-name="P7"/>
      <text:p text:style-name="P13"><text:span text:style-name="T57">23</text:span>) <text:span text:style-name="T41">Verify App user</text:span></text:p>
      <text:p text:style-name="P13"/>
      <text:p text:style-name="P13"><text:span text:style-name="T35">POST</text:span><text:span text:style-name="T5"> : </text:span><text:a xlink:type="simple" xlink:href="http://localhost:8090/login" text:style-name="Internet_20_link" text:visited-style-name="Visited_20_Internet_20_Link"><text:span text:style-name="T5">http://localhost:8090/</text:span></text:a><text:span text:style-name="T12">verify</text:span></text:p>
      <text:p text:style-name="P13">JSON</text:p>
      <text:p text:style-name="P45">{</text:p>
      <text:p text:style-name="P29">"clientid":"00711329-b815-4003-afd1-0e10015ade92",</text:p>
      <text:p text:style-name="P32">}</text:p>
      <text:p text:style-name="P42"/>
      <text:p text:style-name="P33"/>
      <text:p text:style-name="P33"><text:soft-page-break/></text:p>
      <text:p text:style-name="P17"/>
      <text:p text:style-name="P46"/>
      <text:p text:style-name="P34"/>
      <text:p text:style-name="P20">Changes : </text:p>
      <text:p text:style-name="P37"/>
      <text:p text:style-name="P37">1) Change “authdata” to “authorization” in all files</text:p>
      <text:p text:style-name="P37">2) Change <text:s/>Update API’s of updatemasteruser &amp; updateappuser -&gt; put password encryption at time of update</text:p>
      <text:p text:style-name="P38">3) exclude “/muser/CheckMasterUserUnique” from authorization.</text:p>
      <text:p text:style-name="P39">4)cretae a new endpoint “/muser/GetMasterUser” for getting detail of master user. </text:p>
      <text:p text:style-name="P34"/>
      <text:p text:style-name="P41"/>
      <text:p text:style-name="P34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4:23:05.221410681</meta:creation-date>
    <dc:date>2017-03-02T19:47:13.828994807</dc:date>
    <meta:editing-duration>PT3H46M22S</meta:editing-duration>
    <meta:editing-cycles>114</meta:editing-cycles>
    <meta:generator>LibreOffice/5.1.6.2$Linux_X86_64 LibreOffice_project/10m0$Build-2</meta:generator>
    <meta:document-statistic meta:table-count="0" meta:image-count="0" meta:object-count="0" meta:page-count="5" meta:paragraph-count="150" meta:word-count="354" meta:character-count="3784" meta:non-whitespace-character-count="3565"/>
  </office:meta>
</office:document-meta>
</file>